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0e0fde"/>
    </style:style>
    <style:style style:name="P2" style:family="paragraph" style:parent-style-name="Standard">
      <style:text-properties officeooo:paragraph-rsid="000e0fde"/>
    </style:style>
    <style:style style:name="P3" style:family="paragraph" style:parent-style-name="Standard">
      <style:text-properties fo:font-weight="bold" officeooo:paragraph-rsid="000e0fde" style:font-weight-asian="bold" style:font-weight-complex="bold"/>
    </style:style>
    <style:style style:name="P4" style:family="paragraph" style:parent-style-name="Text_20_body">
      <style:text-properties officeooo:paragraph-rsid="000e0fde"/>
    </style:style>
    <style:style style:name="P5" style:family="paragraph" style:parent-style-name="Standard">
      <style:text-properties officeooo:paragraph-rsid="001276c3"/>
    </style:style>
    <style:style style:name="T1" style:family="text">
      <style:text-properties officeooo:rsid="000f95f9"/>
    </style:style>
    <style:style style:name="T2" style:family="text">
      <style:text-properties officeooo:rsid="000e0fde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instalando-o-facilitador-linux"/>Facilitador Linux</text:h>
      <text:p text:style-name="P2"/>
      <text:p text:style-name="P2"><text:span text:style-name="T1">V</text:span>isam automatizar a instalação de alguns softwares como o SPED, IRPF, DIEF e vários outros que fazem parte do dia-a-dia de um contador e podem te auxiliar na migração da sua empresa para a plataforma do pinguim.</text:p>
      <text:p text:style-name="P2"/>
      <text:p text:style-name="P2"/>
      <text:p text:style-name="P2"/>
      <text:p text:style-name="P3"><text:span text:style-name="T2">Problema ao </text:span>acess<text:span text:style-name="T2">ar</text:span> o eCAC</text:p>
      <text:p text:style-name="P2"/>
      <text:p text:style-name="P2"><text:span text:style-name="T2">Relato (</text:span>Elvio Lampugnani<text:span text:style-name="T2">)</text:span></text:p>
      <text:p text:style-name="P2"/>
      <text:p text:style-name="P4">Limpar o cache o site do eCAC para depois conseguir fazer login novamente, ou seja, se eu acessei o eCAC, depois saí ou fechei o navegador, geralmente tenho que limpar o cache e refazer o login, daí funciona. Importante mencionar…. isso em casa (linux mint) e no trabalho (windows 11), independente do navegador (testado com Chrome, Firefox e Edge).</text:p>
      <text:p text:style-name="P2"/>
      <text:p text:style-name="P2"><text:a xlink:type="simple" xlink:href="https://plus.diolinux.com.br/t/instalar-o-programa-da-receita-federal-no-linux-nunca-foi-tao-facil/43433/33" text:style-name="Internet_20_link" text:visited-style-name="Visited_20_Internet_20_Link">https://plus.diolinux.com.br/t/instalar-o-programa-da-receita-federal-no-linux-nunca-foi-tao-facil/43433/33</text:a></text:p>
      <text:p text:style-name="P2"/>
      <text:p text:style-name="P2"><text:a xlink:type="simple" xlink:href="https://www.contabeis.com.br/" text:style-name="Internet_20_link" text:visited-style-name="Visited_20_Internet_20_Link">https://www.contabeis.com.br</text:a></text:p>
      <text:p text:style-name="P2"><text:a xlink:type="simple" xlink:href="https://www.projetusti.com.br/" text:style-name="Internet_20_link" text:visited-style-name="Visited_20_Internet_20_Link">https://www.projetusti.com.br</text:a></text:p>
      <text:p text:style-name="P2"><text:a xlink:type="simple" xlink:href="https://www.gov.br/receitafederal/pt-br/centrais-de-conteudo/download" text:style-name="Internet_20_link" text:visited-style-name="Visited_20_Internet_20_Link">https://www.gov.br/receitafederal/pt-br/centrais-de-conteudo/download</text:a></text:p>
      <text:p text:style-name="P2"/>
      <text:p text:style-name="P2"/>
      <text:p text:style-name="P5">Capezotte - <text:s/><text:span text:style-name="T3">Zoom</text:span></text:p>
      <text:p text:style-name="P2"/>
      <text:p text:style-name="P4">Para compatilhar tela no Wayland, o melhor cenário para isso é utilizar o serviço de conferência por meio de um browser atualizado, pois neles a compartilhamento de tela por Wayland já está relativamente maduro e você não depende do criador se importar em atualizar o site/app para adicionar o suporte (e mesmo os apps que são baseados indiretamente em navegador, às vezes são baseados numa versão mais antiga, sem suporte a Wayland).</text:p>
      <text:p text:style-name="Text_20_body">Eu já vi alguns relatos de que no Zoom a captura de tela só funciona no GNOME, pois eles utilizam funções específicas do mesmo para adicionar suporte a Wayland (em vez de utilizar os mecanismos padronizados, como fazem os browsers).</text:p>
      <text:p text:style-name="P2"/>
      <text:p text:style-name="P2"><text:a xlink:type="simple" xlink:href="https://plus.diolinux.com.br/t/fedora-quer-facilitar-a-vida-dos-streamers-que-utilizam-linux/40995" text:style-name="Internet_20_link" text:visited-style-name="Visited_20_Internet_20_Link">https://plus.diolinux.com.br/t/fedora-quer-facilitar-a-vida-dos-streamers-que-utilizam-linux/40995</text:a> </text:p>
      <text:p text:style-name="P2"><text:a xlink:type="simple" xlink:href="https://www.youtube.com/@calimaerp/videos" text:style-name="Internet_20_link" text:visited-style-name="Visited_20_Internet_20_Link">https://www.youtube.com/@calimaerp/videos</text:a> 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30T02:48:06.408280109</meta:creation-date>
    <meta:generator>LibreOffice/25.8.1.1$Linux_X86_64 LibreOffice_project/580$Build-1</meta:generator>
    <dc:date>2025-10-23T16:49:02.100424735</dc:date>
    <meta:editing-duration>PT8M39S</meta:editing-duration>
    <meta:editing-cycles>7</meta:editing-cycles>
    <meta:document-statistic meta:table-count="0" meta:image-count="0" meta:object-count="0" meta:page-count="1" meta:paragraph-count="14" meta:word-count="227" meta:character-count="1685" meta:non-whitespace-character-count="1469"/>
  </office:meta>
</office:document-meta>
</file>